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8pt" officeooo:rsid="0009068c" officeooo:paragraph-rsid="0009068c" style:font-size-asian="28pt" style:font-size-complex="28pt"/>
    </style:style>
    <style:style style:name="P2" style:family="paragraph" style:parent-style-name="Standard">
      <style:paragraph-properties>
        <style:tab-stops>
          <style:tab-stop style:position="6.6807in" style:type="right"/>
        </style:tab-stops>
      </style:paragraph-properties>
      <style:text-properties fo:font-size="28pt" officeooo:rsid="0009068c" officeooo:paragraph-rsid="0009068c" style:font-size-asian="28pt" style:font-size-complex="28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8pt" officeooo:rsid="000b0528" officeooo:paragraph-rsid="000b0528" style:font-size-asian="28pt" style:font-size-complex="28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6pt" officeooo:rsid="0009068c" officeooo:paragraph-rsid="000d3e82" style:font-size-asian="26pt" style:font-size-complex="26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8pt" officeooo:rsid="0009068c" officeooo:paragraph-rsid="000edf89" style:font-size-asian="28pt" style:font-size-complex="28pt"/>
    </style:style>
    <style:style style:name="P6" style:family="paragraph" style:parent-style-name="Standard">
      <style:paragraph-properties>
        <style:tab-stops>
          <style:tab-stop style:position="6.6807in" style:type="right"/>
        </style:tab-stops>
      </style:paragraph-properties>
      <style:text-properties fo:font-size="28pt" officeooo:rsid="0009068c" officeooo:paragraph-rsid="000edf89" style:font-size-asian="28pt" style:font-size-complex="28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6.6807in" style:type="right"/>
        </style:tab-stops>
      </style:paragraph-properties>
      <style:text-properties fo:font-size="28pt" officeooo:rsid="000e6596" officeooo:paragraph-rsid="000e6596" style:font-size-asian="28pt" style:font-size-complex="28pt"/>
    </style:style>
    <style:style style:name="P8" style:family="paragraph" style:parent-style-name="Footer">
      <style:text-properties officeooo:rsid="000edf89" officeooo:paragraph-rsid="000edf89"/>
    </style:style>
    <style:style style:name="P9" style:family="paragraph" style:parent-style-name="Header">
      <style:text-properties officeooo:rsid="000edf89" officeooo:paragraph-rsid="000edf89"/>
    </style:style>
    <style:style style:name="T1" style:family="text">
      <style:text-properties officeooo:rsid="000d93b5"/>
    </style:style>
    <style:style style:name="T2" style:family="text">
      <style:text-properties fo:color="#cccccc" style:text-underline-style="solid" style:text-underline-width="auto" style:text-underline-color="#000000"/>
    </style:style>
    <style:style style:name="T3" style:family="text">
      <style:text-properties fo:color="#000000" style:text-underline-style="solid" style:text-underline-width="auto" style:text-underline-color="#000000"/>
    </style:style>
    <style:style style:name="T4" style:family="text">
      <style:text-properties officeooo:rsid="000edf89"/>
    </style:style>
    <style:style style:name="T5" style:family="text">
      <style:text-properties fo:font-size="11pt" officeooo:rsid="000edf89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me</text:span>:<text:tab/>____________________________</text:p>
      <text:p text:style-name="P4"><text:span text:style-name="T1">this is a</text:span> <text:s/>[ <text:s/>] <text:s/>Community <text:s/>[ <text:s/>] Member <text:tab/><text:span text:style-name="T1">project</text:span></text:p>
      <text:p text:style-name="P7">Creation date:<text:tab/><text:span text:style-name="T2">YYYY </text:span><text:span text:style-name="T3">/</text:span><text:span text:style-name="T2"> MM </text:span><text:span text:style-name="T3">/</text:span><text:span text:style-name="T2"> DD</text:span> <text:s text:c="11"/></text:p>
      <text:p text:style-name="P1">Contact:<text:tab/>__________________________</text:p>
      <text:p text:style-name="P3">InfoURL:<text:tab/>__________________________</text:p>
      <text:p text:style-name="P1">Participants:<text:tab/>________________________</text:p>
      <text:p text:style-name="P1"><text:tab/>__________________________________</text:p>
      <text:p text:style-name="P5"><text:span text:style-name="T4">Skills<text:tab/></text:span><text:span text:style-name="T5">Needed / Learned</text:span></text:p>
      <text:p text:style-name="P5">___________________________ <text:tab/>[ <text:s/>]/[ <text:s/>]</text:p>
      <text:p text:style-name="P5">___________________________ <text:tab/>[ <text:s/>]/[ <text:s/>]</text:p>
      <text:p text:style-name="P5">___________________________ <text:tab/>[ <text:s/>]/[ <text:s/>]</text:p>
      <text:p text:style-name="P5">___________________________ <text:tab/>[ <text:s/>]/[ <text:s/>]</text:p>
      <text:p text:style-name="P6">Description:<text:tab/>________________________</text:p>
      <text:p text:style-name="P6"><text:tab/>__________________________________</text:p>
      <text:p text:style-name="P6"><text:tab/>__________________________________</text:p>
      <text:p text:style-name="P6"><text:tab/>__________________________________</text:p>
      <text:p text:style-name="P2"><text:tab/>__________________________________</text:p>
      <text:p text:style-name="P2">Progress steps:</text:p>
      <text:p text:style-name="P6">[ <text:s/>]<text:tab/>_______________________________ </text:p>
      <text:p text:style-name="P6">[ <text:s/>]<text:tab/>_______________________________ </text:p>
      <text:p text:style-name="P2">[ <text:s/>]<text:tab/>_______________________________ </text:p>
      <text:p text:style-name="P2">[ <text:s/>]<text:tab/>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edf89" officeooo:paragraph-rsid="000edf89"/>
    </style:style>
    <style:style style:name="MP2" style:family="paragraph" style:parent-style-name="Footer">
      <style:text-properties officeooo:rsid="000edf89" officeooo:paragraph-rsid="000edf89"/>
    </style:style>
    <style:page-layout style:name="Mpm1">
      <style:page-layout-properties fo:page-width="8.2701in" fo:page-height="11.6902in" style:num-format="1" style:print-orientation="portrait" fo:margin-top="0.5598in" fo:margin-bottom="0.5402in" fo:margin-left="0.6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yn2cat project sheet. Fill out and paste on the <text:s/>project wall</text:p>
      </style:header>
      <style:footer>
        <text:p text:style-name="MP2">Document located at https://github.com/syn2cat/Documents/blob/master/ProjectSheet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0:12:34.398951909</meta:creation-date>
    <dc:date>2016-09-05T22:19:43.084416295</dc:date>
    <meta:editing-duration>PT37M41S</meta:editing-duration>
    <meta:editing-cycles>4</meta:editing-cycles>
    <meta:generator>LibreOffice/5.1.2.2$Linux_X86_64 LibreOffice_project/10m0$Build-2</meta:generator>
    <meta:print-date>2016-08-18T20:55:07.975057051</meta:print-date>
    <meta:document-statistic meta:table-count="0" meta:image-count="0" meta:object-count="0" meta:page-count="1" meta:paragraph-count="24" meta:word-count="81" meta:character-count="928" meta:non-whitespace-character-count="827"/>
  </office:meta>
</office:document-meta>
</file>